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2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et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</text:p>
          </table:table-cell>
          <table:table-cell table:number-columns-repeated="5"/>
          <table:table-cell office:value-type="string">
            <text:p>B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5"/>
          <table:table-cell office:value-type="string">
            <text:p>F</text:p>
          </table:table-cell>
          <table:table-cell table:number-columns-repeated="5"/>
          <table:table-cell office:value-type="string">
            <text:p>G</text:p>
          </table:table-cell>
          <table:table-cell table:number-columns-repeated="5"/>
          <table:table-cell office:value-type="string">
            <text:p>H</text:p>
          </table:table-cell>
          <table:table-cell table:number-columns-repeated="5"/>
          <table:table-cell office:value-type="string">
            <text:p>I</text:p>
          </table:table-cell>
          <table:table-cell table:number-columns-repeated="5"/>
          <table:table-cell office:value-type="string">
            <text:p>J</text:p>
          </table:table-cell>
          <table:table-cell table:number-columns-repeated="5"/>
          <table:table-cell office:value-type="string">
            <text:p>K</text:p>
          </table:table-cell>
          <table:table-cell table:number-columns-repeated="5"/>
          <table:table-cell office:value-type="string">
            <text:p>L</text:p>
          </table:table-cell>
          <table:table-cell table:number-columns-repeated="5"/>
          <table:table-cell office:value-type="string">
            <text:p>M</text:p>
          </table:table-cell>
          <table:table-cell table:number-columns-repeated="5"/>
          <table:table-cell office:value-type="string">
            <text:p>N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5"/>
          <table:table-cell office:value-type="string">
            <text:p>P</text:p>
          </table:table-cell>
          <table:table-cell table:number-columns-repeated="5"/>
          <table:table-cell office:value-type="string">
            <text:p>Q</text:p>
          </table:table-cell>
          <table:table-cell table:number-columns-repeated="5"/>
          <table:table-cell office:value-type="string">
            <text:p>R</text:p>
          </table:table-cell>
          <table:table-cell table:number-columns-repeated="5"/>
          <table:table-cell office:value-type="string">
            <text:p>S</text:p>
          </table:table-cell>
          <table:table-cell table:number-columns-repeated="5"/>
          <table:table-cell office:value-type="string">
            <text:p>T</text:p>
          </table:table-cell>
          <table:table-cell table:number-columns-repeated="5"/>
          <table:table-cell office:value-type="string">
            <text:p>U</text:p>
          </table:table-cell>
          <table:table-cell table:number-columns-repeated="5"/>
          <table:table-cell office:value-type="string">
            <text:p>V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5"/>
          <table:table-cell office:value-type="string">
            <text:p>Z</text:p>
          </table:table-cell>
          <table:table-cell table:number-columns-repeated="4"/>
        </table:table-row>
        <table:table-row table:style-name="ro1">
          <table:table-cell table:number-columns-repeated="155"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55"/>
        </table:table-row>
        <table:table-row table:style-name="ro1">
          <table:table-cell table:formula="oooc:=com.sun.star.sheet.addin.Analysis.getDec2Hex([.A10]*(2^0)+[.A9]*(2^1)+[.A8]*(2^2)+[.A7]*(2^3)+[.A6]*(2^4)+[.A5]*(2^5)+[.A4]*(2^6)+[.A3]*(2^7))" office:value-type="string" office:string-value="E0">
            <text:p>E0</text:p>
          </table:table-cell>
          <table:table-cell table:formula="oooc:=com.sun.star.sheet.addin.Analysis.getDec2Hex([.B10]*(2^0)+[.B9]*(2^1)+[.B8]*(2^2)+[.B7]*(2^3)+[.B6]*(2^4)+[.B5]*(2^5)+[.B4]*(2^6)+[.B3]*(2^7))" office:value-type="string" office:string-value="DB">
            <text:p>DB</text:p>
          </table:table-cell>
          <table:table-cell table:formula="oooc:=com.sun.star.sheet.addin.Analysis.getDec2Hex([.C10]*(2^0)+[.C9]*(2^1)+[.C8]*(2^2)+[.C7]*(2^3)+[.C6]*(2^4)+[.C5]*(2^5)+[.C4]*(2^6)+[.C3]*(2^7))" office:value-type="string" office:string-value="BB">
            <text:p>BB</text:p>
          </table:table-cell>
          <table:table-cell table:formula="oooc:=com.sun.star.sheet.addin.Analysis.getDec2Hex([.D10]*(2^0)+[.D9]*(2^1)+[.D8]*(2^2)+[.D7]*(2^3)+[.D6]*(2^4)+[.D5]*(2^5)+[.D4]*(2^6)+[.D3]*(2^7))" office:value-type="string" office:string-value="DB">
            <text:p>DB</text:p>
          </table:table-cell>
          <table:table-cell table:formula="oooc:=com.sun.star.sheet.addin.Analysis.getDec2Hex([.E10]*(2^0)+[.E9]*(2^1)+[.E8]*(2^2)+[.E7]*(2^3)+[.E6]*(2^4)+[.E5]*(2^5)+[.E4]*(2^6)+[.E3]*(2^7))" office:value-type="string" office:string-value="E0">
            <text:p>E0</text:p>
          </table:table-cell>
          <table:table-cell/>
          <table:table-cell table:formula="oooc:=com.sun.star.sheet.addin.Analysis.getDec2Hex([.G10]*(2^0)+[.G9]*(2^1)+[.G8]*(2^2)+[.G7]*(2^3)+[.G6]*(2^4)+[.G5]*(2^5)+[.G4]*(2^6)+[.G3]*(2^7))" office:value-type="string" office:string-value="F9">
            <text:p>F9</text:p>
          </table:table-cell>
          <table:table-cell table:formula="oooc:=com.sun.star.sheet.addin.Analysis.getDec2Hex([.H10]*(2^0)+[.H9]*(2^1)+[.H8]*(2^2)+[.H7]*(2^3)+[.H6]*(2^4)+[.H5]*(2^5)+[.H4]*(2^6)+[.H3]*(2^7))" office:value-type="string" office:string-value="C6">
            <text:p>C6</text:p>
          </table:table-cell>
          <table:table-cell table:formula="oooc:=com.sun.star.sheet.addin.Analysis.getDec2Hex([.I10]*(2^0)+[.I9]*(2^1)+[.I8]*(2^2)+[.I7]*(2^3)+[.I6]*(2^4)+[.I5]*(2^5)+[.I4]*(2^6)+[.I3]*(2^7))" office:value-type="string" office:string-value="B6">
            <text:p>B6</text:p>
          </table:table-cell>
          <table:table-cell table:formula="oooc:=com.sun.star.sheet.addin.Analysis.getDec2Hex([.J10]*(2^0)+[.J9]*(2^1)+[.J8]*(2^2)+[.J7]*(2^3)+[.J6]*(2^4)+[.J5]*(2^5)+[.J4]*(2^6)+[.J3]*(2^7))" office:value-type="string" office:string-value="B6">
            <text:p>B6</text:p>
          </table:table-cell>
          <table:table-cell table:formula="oooc:=com.sun.star.sheet.addin.Analysis.getDec2Hex([.K10]*(2^0)+[.K9]*(2^1)+[.K8]*(2^2)+[.K7]*(2^3)+[.K6]*(2^4)+[.K5]*(2^5)+[.K4]*(2^6)+[.K3]*(2^7))" office:value-type="string" office:string-value="80">
            <text:p>80</text:p>
          </table:table-cell>
          <table:table-cell/>
          <table:table-cell table:formula="oooc:=com.sun.star.sheet.addin.Analysis.getDec2Hex([.M10]*(2^0)+[.M9]*(2^1)+[.M8]*(2^2)+[.M7]*(2^3)+[.M6]*(2^4)+[.M5]*(2^5)+[.M4]*(2^6)+[.M3]*(2^7))" office:value-type="string" office:string-value="DD">
            <text:p>DD</text:p>
          </table:table-cell>
          <table:table-cell table:formula="oooc:=com.sun.star.sheet.addin.Analysis.getDec2Hex([.N10]*(2^0)+[.N9]*(2^1)+[.N8]*(2^2)+[.N7]*(2^3)+[.N6]*(2^4)+[.N5]*(2^5)+[.N4]*(2^6)+[.N3]*(2^7))" office:value-type="string" office:string-value="BE">
            <text:p>BE</text:p>
          </table:table-cell>
          <table:table-cell table:formula="oooc:=com.sun.star.sheet.addin.Analysis.getDec2Hex([.O10]*(2^0)+[.O9]*(2^1)+[.O8]*(2^2)+[.O7]*(2^3)+[.O6]*(2^4)+[.O5]*(2^5)+[.O4]*(2^6)+[.O3]*(2^7))" office:value-type="string" office:string-value="BE">
            <text:p>BE</text:p>
          </table:table-cell>
          <table:table-cell table:formula="oooc:=com.sun.star.sheet.addin.Analysis.getDec2Hex([.P10]*(2^0)+[.P9]*(2^1)+[.P8]*(2^2)+[.P7]*(2^3)+[.P6]*(2^4)+[.P5]*(2^5)+[.P4]*(2^6)+[.P3]*(2^7))" office:value-type="string" office:string-value="DD">
            <text:p>DD</text:p>
          </table:table-cell>
          <table:table-cell table:formula="oooc:=com.sun.star.sheet.addin.Analysis.getDec2Hex([.Q10]*(2^0)+[.Q9]*(2^1)+[.Q8]*(2^2)+[.Q7]*(2^3)+[.Q6]*(2^4)+[.Q5]*(2^5)+[.Q4]*(2^6)+[.Q3]*(2^7))" office:value-type="string" office:string-value="E3">
            <text:p>E3</text:p>
          </table:table-cell>
          <table:table-cell/>
          <table:table-cell table:formula="oooc:=com.sun.star.sheet.addin.Analysis.getDec2Hex([.S10]*(2^0)+[.S9]*(2^1)+[.S8]*(2^2)+[.S7]*(2^3)+[.S6]*(2^4)+[.S5]*(2^5)+[.S4]*(2^6)+[.S3]*(2^7))" office:value-type="string" office:string-value="E3">
            <text:p>E3</text:p>
          </table:table-cell>
          <table:table-cell table:formula="oooc:=com.sun.star.sheet.addin.Analysis.getDec2Hex([.T10]*(2^0)+[.T9]*(2^1)+[.T8]*(2^2)+[.T7]*(2^3)+[.T6]*(2^4)+[.T5]*(2^5)+[.T4]*(2^6)+[.T3]*(2^7))" office:value-type="string" office:string-value="DD">
            <text:p>DD</text:p>
          </table:table-cell>
          <table:table-cell table:formula="oooc:=com.sun.star.sheet.addin.Analysis.getDec2Hex([.U10]*(2^0)+[.U9]*(2^1)+[.U8]*(2^2)+[.U7]*(2^3)+[.U6]*(2^4)+[.U5]*(2^5)+[.U4]*(2^6)+[.U3]*(2^7))" office:value-type="string" office:string-value="BE">
            <text:p>BE</text:p>
          </table:table-cell>
          <table:table-cell table:formula="oooc:=com.sun.star.sheet.addin.Analysis.getDec2Hex([.V10]*(2^0)+[.V9]*(2^1)+[.V8]*(2^2)+[.V7]*(2^3)+[.V6]*(2^4)+[.V5]*(2^5)+[.V4]*(2^6)+[.V3]*(2^7))" office:value-type="string" office:string-value="BE">
            <text:p>BE</text:p>
          </table:table-cell>
          <table:table-cell table:formula="oooc:=com.sun.star.sheet.addin.Analysis.getDec2Hex([.W10]*(2^0)+[.W9]*(2^1)+[.W8]*(2^2)+[.W7]*(2^3)+[.W6]*(2^4)+[.W5]*(2^5)+[.W4]*(2^6)+[.W3]*(2^7))" office:value-type="string" office:string-value="80">
            <text:p>80</text:p>
          </table:table-cell>
          <table:table-cell/>
          <table:table-cell table:formula="oooc:=com.sun.star.sheet.addin.Analysis.getDec2Hex([.Y10]*(2^0)+[.Y9]*(2^1)+[.Y8]*(2^2)+[.Y7]*(2^3)+[.Y6]*(2^4)+[.Y5]*(2^5)+[.Y4]*(2^6)+[.Y3]*(2^7))" office:value-type="string" office:string-value="B6">
            <text:p>B6</text:p>
          </table:table-cell>
          <table:table-cell table:formula="oooc:=com.sun.star.sheet.addin.Analysis.getDec2Hex([.Z10]*(2^0)+[.Z9]*(2^1)+[.Z8]*(2^2)+[.Z7]*(2^3)+[.Z6]*(2^4)+[.Z5]*(2^5)+[.Z4]*(2^6)+[.Z3]*(2^7))" office:value-type="string" office:string-value="B6">
            <text:p>B6</text:p>
          </table:table-cell>
          <table:table-cell table:formula="oooc:=com.sun.star.sheet.addin.Analysis.getDec2Hex([.AA10]*(2^0)+[.AA9]*(2^1)+[.AA8]*(2^2)+[.AA7]*(2^3)+[.AA6]*(2^4)+[.AA5]*(2^5)+[.AA4]*(2^6)+[.AA3]*(2^7))" office:value-type="string" office:string-value="B6">
            <text:p>B6</text:p>
          </table:table-cell>
          <table:table-cell table:formula="oooc:=com.sun.star.sheet.addin.Analysis.getDec2Hex([.AB10]*(2^0)+[.AB9]*(2^1)+[.AB8]*(2^2)+[.AB7]*(2^3)+[.AB6]*(2^4)+[.AB5]*(2^5)+[.AB4]*(2^6)+[.AB3]*(2^7))" office:value-type="string" office:string-value="B6">
            <text:p>B6</text:p>
          </table:table-cell>
          <table:table-cell table:formula="oooc:=com.sun.star.sheet.addin.Analysis.getDec2Hex([.AC10]*(2^0)+[.AC9]*(2^1)+[.AC8]*(2^2)+[.AC7]*(2^3)+[.AC6]*(2^4)+[.AC5]*(2^5)+[.AC4]*(2^6)+[.AC3]*(2^7))" office:value-type="string" office:string-value="80">
            <text:p>80</text:p>
          </table:table-cell>
          <table:table-cell/>
          <table:table-cell table:formula="oooc:=com.sun.star.sheet.addin.Analysis.getDec2Hex([.AE10]*(2^0)+[.AE9]*(2^1)+[.AE8]*(2^2)+[.AE7]*(2^3)+[.AE6]*(2^4)+[.AE5]*(2^5)+[.AE4]*(2^6)+[.AE3]*(2^7))" office:value-type="string" office:string-value="BF">
            <text:p>BF</text:p>
          </table:table-cell>
          <table:table-cell table:formula="oooc:=com.sun.star.sheet.addin.Analysis.getDec2Hex([.AF10]*(2^0)+[.AF9]*(2^1)+[.AF8]*(2^2)+[.AF7]*(2^3)+[.AF6]*(2^4)+[.AF5]*(2^5)+[.AF4]*(2^6)+[.AF3]*(2^7))" office:value-type="string" office:string-value="B7">
            <text:p>B7</text:p>
          </table:table-cell>
          <table:table-cell table:formula="oooc:=com.sun.star.sheet.addin.Analysis.getDec2Hex([.AG10]*(2^0)+[.AG9]*(2^1)+[.AG8]*(2^2)+[.AG7]*(2^3)+[.AG6]*(2^4)+[.AG5]*(2^5)+[.AG4]*(2^6)+[.AG3]*(2^7))" office:value-type="string" office:string-value="B7">
            <text:p>B7</text:p>
          </table:table-cell>
          <table:table-cell table:formula="oooc:=com.sun.star.sheet.addin.Analysis.getDec2Hex([.AH10]*(2^0)+[.AH9]*(2^1)+[.AH8]*(2^2)+[.AH7]*(2^3)+[.AH6]*(2^4)+[.AH5]*(2^5)+[.AH4]*(2^6)+[.AH3]*(2^7))" office:value-type="string" office:string-value="B7">
            <text:p>B7</text:p>
          </table:table-cell>
          <table:table-cell table:formula="oooc:=com.sun.star.sheet.addin.Analysis.getDec2Hex([.AI10]*(2^0)+[.AI9]*(2^1)+[.AI8]*(2^2)+[.AI7]*(2^3)+[.AI6]*(2^4)+[.AI5]*(2^5)+[.AI4]*(2^6)+[.AI3]*(2^7))" office:value-type="string" office:string-value="80">
            <text:p>80</text:p>
          </table:table-cell>
          <table:table-cell/>
          <table:table-cell table:formula="oooc:=com.sun.star.sheet.addin.Analysis.getDec2Hex([.AK10]*(2^0)+[.AK9]*(2^1)+[.AK8]*(2^2)+[.AK7]*(2^3)+[.AK6]*(2^4)+[.AK5]*(2^5)+[.AK4]*(2^6)+[.AK3]*(2^7))" office:value-type="string" office:string-value="F3">
            <text:p>F3</text:p>
          </table:table-cell>
          <table:table-cell table:formula="oooc:=com.sun.star.sheet.addin.Analysis.getDec2Hex([.AL10]*(2^0)+[.AL9]*(2^1)+[.AL8]*(2^2)+[.AL7]*(2^3)+[.AL6]*(2^4)+[.AL5]*(2^5)+[.AL4]*(2^6)+[.AL3]*(2^7))" office:value-type="string" office:string-value="B5">
            <text:p>B5</text:p>
          </table:table-cell>
          <table:table-cell table:formula="oooc:=com.sun.star.sheet.addin.Analysis.getDec2Hex([.AM10]*(2^0)+[.AM9]*(2^1)+[.AM8]*(2^2)+[.AM7]*(2^3)+[.AM6]*(2^4)+[.AM5]*(2^5)+[.AM4]*(2^6)+[.AM3]*(2^7))" office:value-type="string" office:string-value="B6">
            <text:p>B6</text:p>
          </table:table-cell>
          <table:table-cell table:formula="oooc:=com.sun.star.sheet.addin.Analysis.getDec2Hex([.AN10]*(2^0)+[.AN9]*(2^1)+[.AN8]*(2^2)+[.AN7]*(2^3)+[.AN6]*(2^4)+[.AN5]*(2^5)+[.AN4]*(2^6)+[.AN3]*(2^7))" office:value-type="string" office:string-value="BC">
            <text:p>BC</text:p>
          </table:table-cell>
          <table:table-cell table:formula="oooc:=com.sun.star.sheet.addin.Analysis.getDec2Hex([.AO10]*(2^0)+[.AO9]*(2^1)+[.AO8]*(2^2)+[.AO7]*(2^3)+[.AO6]*(2^4)+[.AO5]*(2^5)+[.AO4]*(2^6)+[.AO3]*(2^7))" office:value-type="string" office:string-value="C3">
            <text:p>C3</text:p>
          </table:table-cell>
          <table:table-cell/>
          <table:table-cell table:formula="oooc:=com.sun.star.sheet.addin.Analysis.getDec2Hex([.AQ10]*(2^0)+[.AQ9]*(2^1)+[.AQ8]*(2^2)+[.AQ7]*(2^3)+[.AQ6]*(2^4)+[.AQ5]*(2^5)+[.AQ4]*(2^6)+[.AQ3]*(2^7))" office:value-type="string" office:string-value="80">
            <text:p>80</text:p>
          </table:table-cell>
          <table:table-cell table:formula="oooc:=com.sun.star.sheet.addin.Analysis.getDec2Hex([.AR10]*(2^0)+[.AR9]*(2^1)+[.AR8]*(2^2)+[.AR7]*(2^3)+[.AR6]*(2^4)+[.AR5]*(2^5)+[.AR4]*(2^6)+[.AR3]*(2^7))" office:value-type="string" office:string-value="F7">
            <text:p>F7</text:p>
          </table:table-cell>
          <table:table-cell table:formula="oooc:=com.sun.star.sheet.addin.Analysis.getDec2Hex([.AS10]*(2^0)+[.AS9]*(2^1)+[.AS8]*(2^2)+[.AS7]*(2^3)+[.AS6]*(2^4)+[.AS5]*(2^5)+[.AS4]*(2^6)+[.AS3]*(2^7))" office:value-type="string" office:string-value="F7">
            <text:p>F7</text:p>
          </table:table-cell>
          <table:table-cell table:formula="oooc:=com.sun.star.sheet.addin.Analysis.getDec2Hex([.AT10]*(2^0)+[.AT9]*(2^1)+[.AT8]*(2^2)+[.AT7]*(2^3)+[.AT6]*(2^4)+[.AT5]*(2^5)+[.AT4]*(2^6)+[.AT3]*(2^7))" office:value-type="string" office:string-value="F7">
            <text:p>F7</text:p>
          </table:table-cell>
          <table:table-cell table:formula="oooc:=com.sun.star.sheet.addin.Analysis.getDec2Hex([.AU10]*(2^0)+[.AU9]*(2^1)+[.AU8]*(2^2)+[.AU7]*(2^3)+[.AU6]*(2^4)+[.AU5]*(2^5)+[.AU4]*(2^6)+[.AU3]*(2^7))" office:value-type="string" office:string-value="80">
            <text:p>80</text:p>
          </table:table-cell>
          <table:table-cell/>
          <table:table-cell table:formula="oooc:=com.sun.star.sheet.addin.Analysis.getDec2Hex([.AW10]*(2^0)+[.AW9]*(2^1)+[.AW8]*(2^2)+[.AW7]*(2^3)+[.AW6]*(2^4)+[.AW5]*(2^5)+[.AW4]*(2^6)+[.AW3]*(2^7))" office:value-type="string" office:string-value="BE">
            <text:p>BE</text:p>
          </table:table-cell>
          <table:table-cell table:formula="oooc:=com.sun.star.sheet.addin.Analysis.getDec2Hex([.AX10]*(2^0)+[.AX9]*(2^1)+[.AX8]*(2^2)+[.AX7]*(2^3)+[.AX6]*(2^4)+[.AX5]*(2^5)+[.AX4]*(2^6)+[.AX3]*(2^7))" office:value-type="string" office:string-value="BE">
            <text:p>BE</text:p>
          </table:table-cell>
          <table:table-cell table:formula="oooc:=com.sun.star.sheet.addin.Analysis.getDec2Hex([.AY10]*(2^0)+[.AY9]*(2^1)+[.AY8]*(2^2)+[.AY7]*(2^3)+[.AY6]*(2^4)+[.AY5]*(2^5)+[.AY4]*(2^6)+[.AY3]*(2^7))" office:value-type="string" office:string-value="80">
            <text:p>80</text:p>
          </table:table-cell>
          <table:table-cell table:formula="oooc:=com.sun.star.sheet.addin.Analysis.getDec2Hex([.AZ10]*(2^0)+[.AZ9]*(2^1)+[.AZ8]*(2^2)+[.AZ7]*(2^3)+[.AZ6]*(2^4)+[.AZ5]*(2^5)+[.AZ4]*(2^6)+[.AZ3]*(2^7))" office:value-type="string" office:string-value="BE">
            <text:p>BE</text:p>
          </table:table-cell>
          <table:table-cell table:formula="oooc:=com.sun.star.sheet.addin.Analysis.getDec2Hex([.BA10]*(2^0)+[.BA9]*(2^1)+[.BA8]*(2^2)+[.BA7]*(2^3)+[.BA6]*(2^4)+[.BA5]*(2^5)+[.BA4]*(2^6)+[.BA3]*(2^7))" office:value-type="string" office:string-value="BE">
            <text:p>BE</text:p>
          </table:table-cell>
          <table:table-cell/>
          <table:table-cell table:formula="oooc:=com.sun.star.sheet.addin.Analysis.getDec2Hex([.BC10]*(2^0)+[.BC9]*(2^1)+[.BC8]*(2^2)+[.BC7]*(2^3)+[.BC6]*(2^4)+[.BC5]*(2^5)+[.BC4]*(2^6)+[.BC3]*(2^7))" office:value-type="string" office:string-value="81">
            <text:p>81</text:p>
          </table:table-cell>
          <table:table-cell table:formula="oooc:=com.sun.star.sheet.addin.Analysis.getDec2Hex([.BD10]*(2^0)+[.BD9]*(2^1)+[.BD8]*(2^2)+[.BD7]*(2^3)+[.BD6]*(2^4)+[.BD5]*(2^5)+[.BD4]*(2^6)+[.BD3]*(2^7))" office:value-type="string" office:string-value="FE">
            <text:p>FE</text:p>
          </table:table-cell>
          <table:table-cell table:formula="oooc:=com.sun.star.sheet.addin.Analysis.getDec2Hex([.BE10]*(2^0)+[.BE9]*(2^1)+[.BE8]*(2^2)+[.BE7]*(2^3)+[.BE6]*(2^4)+[.BE5]*(2^5)+[.BE4]*(2^6)+[.BE3]*(2^7))" office:value-type="string" office:string-value="FE">
            <text:p>FE</text:p>
          </table:table-cell>
          <table:table-cell table:formula="oooc:=com.sun.star.sheet.addin.Analysis.getDec2Hex([.BF10]*(2^0)+[.BF9]*(2^1)+[.BF8]*(2^2)+[.BF7]*(2^3)+[.BF6]*(2^4)+[.BF5]*(2^5)+[.BF4]*(2^6)+[.BF3]*(2^7))" office:value-type="string" office:string-value="FE">
            <text:p>FE</text:p>
          </table:table-cell>
          <table:table-cell table:formula="oooc:=com.sun.star.sheet.addin.Analysis.getDec2Hex([.BG10]*(2^0)+[.BG9]*(2^1)+[.BG8]*(2^2)+[.BG7]*(2^3)+[.BG6]*(2^4)+[.BG5]*(2^5)+[.BG4]*(2^6)+[.BG3]*(2^7))" office:value-type="string" office:string-value="FD">
            <text:p>FD</text:p>
          </table:table-cell>
          <table:table-cell/>
          <table:table-cell table:formula="oooc:=com.sun.star.sheet.addin.Analysis.getDec2Hex([.BI10]*(2^0)+[.BI9]*(2^1)+[.BI8]*(2^2)+[.BI7]*(2^3)+[.BI6]*(2^4)+[.BI5]*(2^5)+[.BI4]*(2^6)+[.BI3]*(2^7))" office:value-type="string" office:string-value="BE">
            <text:p>BE</text:p>
          </table:table-cell>
          <table:table-cell table:formula="oooc:=com.sun.star.sheet.addin.Analysis.getDec2Hex([.BJ10]*(2^0)+[.BJ9]*(2^1)+[.BJ8]*(2^2)+[.BJ7]*(2^3)+[.BJ6]*(2^4)+[.BJ5]*(2^5)+[.BJ4]*(2^6)+[.BJ3]*(2^7))" office:value-type="string" office:string-value="DD">
            <text:p>DD</text:p>
          </table:table-cell>
          <table:table-cell table:formula="oooc:=com.sun.star.sheet.addin.Analysis.getDec2Hex([.BK10]*(2^0)+[.BK9]*(2^1)+[.BK8]*(2^2)+[.BK7]*(2^3)+[.BK6]*(2^4)+[.BK5]*(2^5)+[.BK4]*(2^6)+[.BK3]*(2^7))" office:value-type="string" office:string-value="EB">
            <text:p>EB</text:p>
          </table:table-cell>
          <table:table-cell table:formula="oooc:=com.sun.star.sheet.addin.Analysis.getDec2Hex([.BL10]*(2^0)+[.BL9]*(2^1)+[.BL8]*(2^2)+[.BL7]*(2^3)+[.BL6]*(2^4)+[.BL5]*(2^5)+[.BL4]*(2^6)+[.BL3]*(2^7))" office:value-type="string" office:string-value="F7">
            <text:p>F7</text:p>
          </table:table-cell>
          <table:table-cell table:formula="oooc:=com.sun.star.sheet.addin.Analysis.getDec2Hex([.BM10]*(2^0)+[.BM9]*(2^1)+[.BM8]*(2^2)+[.BM7]*(2^3)+[.BM6]*(2^4)+[.BM5]*(2^5)+[.BM4]*(2^6)+[.BM3]*(2^7))" office:value-type="string" office:string-value="80">
            <text:p>80</text:p>
          </table:table-cell>
          <table:table-cell/>
          <table:table-cell table:formula="oooc:=com.sun.star.sheet.addin.Analysis.getDec2Hex([.BO10]*(2^0)+[.BO9]*(2^1)+[.BO8]*(2^2)+[.BO7]*(2^3)+[.BO6]*(2^4)+[.BO5]*(2^5)+[.BO4]*(2^6)+[.BO3]*(2^7))" office:value-type="string" office:string-value="FE">
            <text:p>FE</text:p>
          </table:table-cell>
          <table:table-cell table:formula="oooc:=com.sun.star.sheet.addin.Analysis.getDec2Hex([.BP10]*(2^0)+[.BP9]*(2^1)+[.BP8]*(2^2)+[.BP7]*(2^3)+[.BP6]*(2^4)+[.BP5]*(2^5)+[.BP4]*(2^6)+[.BP3]*(2^7))" office:value-type="string" office:string-value="FE">
            <text:p>FE</text:p>
          </table:table-cell>
          <table:table-cell table:formula="oooc:=com.sun.star.sheet.addin.Analysis.getDec2Hex([.BQ10]*(2^0)+[.BQ9]*(2^1)+[.BQ8]*(2^2)+[.BQ7]*(2^3)+[.BQ6]*(2^4)+[.BQ5]*(2^5)+[.BQ4]*(2^6)+[.BQ3]*(2^7))" office:value-type="string" office:string-value="FE">
            <text:p>FE</text:p>
          </table:table-cell>
          <table:table-cell table:formula="oooc:=com.sun.star.sheet.addin.Analysis.getDec2Hex([.BR10]*(2^0)+[.BR9]*(2^1)+[.BR8]*(2^2)+[.BR7]*(2^3)+[.BR6]*(2^4)+[.BR5]*(2^5)+[.BR4]*(2^6)+[.BR3]*(2^7))" office:value-type="string" office:string-value="FE">
            <text:p>FE</text:p>
          </table:table-cell>
          <table:table-cell table:formula="oooc:=com.sun.star.sheet.addin.Analysis.getDec2Hex([.BS10]*(2^0)+[.BS9]*(2^1)+[.BS8]*(2^2)+[.BS7]*(2^3)+[.BS6]*(2^4)+[.BS5]*(2^5)+[.BS4]*(2^6)+[.BS3]*(2^7))" office:value-type="string" office:string-value="80">
            <text:p>80</text:p>
          </table:table-cell>
          <table:table-cell/>
          <table:table-cell table:formula="oooc:=com.sun.star.sheet.addin.Analysis.getDec2Hex([.BU10]*(2^0)+[.BU9]*(2^1)+[.BU8]*(2^2)+[.BU7]*(2^3)+[.BU6]*(2^4)+[.BU5]*(2^5)+[.BU4]*(2^6)+[.BU3]*(2^7))" office:value-type="string" office:string-value="80">
            <text:p>80</text:p>
          </table:table-cell>
          <table:table-cell table:formula="oooc:=com.sun.star.sheet.addin.Analysis.getDec2Hex([.BV10]*(2^0)+[.BV9]*(2^1)+[.BV8]*(2^2)+[.BV7]*(2^3)+[.BV6]*(2^4)+[.BV5]*(2^5)+[.BV4]*(2^6)+[.BV3]*(2^7))" office:value-type="string" office:string-value="DF">
            <text:p>DF</text:p>
          </table:table-cell>
          <table:table-cell table:formula="oooc:=com.sun.star.sheet.addin.Analysis.getDec2Hex([.BW10]*(2^0)+[.BW9]*(2^1)+[.BW8]*(2^2)+[.BW7]*(2^3)+[.BW6]*(2^4)+[.BW5]*(2^5)+[.BW4]*(2^6)+[.BW3]*(2^7))" office:value-type="string" office:string-value="EF">
            <text:p>EF</text:p>
          </table:table-cell>
          <table:table-cell table:formula="oooc:=com.sun.star.sheet.addin.Analysis.getDec2Hex([.BX10]*(2^0)+[.BX9]*(2^1)+[.BX8]*(2^2)+[.BX7]*(2^3)+[.BX6]*(2^4)+[.BX5]*(2^5)+[.BX4]*(2^6)+[.BX3]*(2^7))" office:value-type="string" office:string-value="DF">
            <text:p>DF</text:p>
          </table:table-cell>
          <table:table-cell table:formula="oooc:=com.sun.star.sheet.addin.Analysis.getDec2Hex([.BY10]*(2^0)+[.BY9]*(2^1)+[.BY8]*(2^2)+[.BY7]*(2^3)+[.BY6]*(2^4)+[.BY5]*(2^5)+[.BY4]*(2^6)+[.BY3]*(2^7))" office:value-type="string" office:string-value="80">
            <text:p>80</text:p>
          </table:table-cell>
          <table:table-cell/>
          <table:table-cell table:formula="oooc:=com.sun.star.sheet.addin.Analysis.getDec2Hex([.CA10]*(2^0)+[.CA9]*(2^1)+[.CA8]*(2^2)+[.CA7]*(2^3)+[.CA6]*(2^4)+[.CA5]*(2^5)+[.CA4]*(2^6)+[.CA3]*(2^7))" office:value-type="string" office:string-value="80">
            <text:p>80</text:p>
          </table:table-cell>
          <table:table-cell table:formula="oooc:=com.sun.star.sheet.addin.Analysis.getDec2Hex([.CB10]*(2^0)+[.CB9]*(2^1)+[.CB8]*(2^2)+[.CB7]*(2^3)+[.CB6]*(2^4)+[.CB5]*(2^5)+[.CB4]*(2^6)+[.CB3]*(2^7))" office:value-type="string" office:string-value="F9">
            <text:p>F9</text:p>
          </table:table-cell>
          <table:table-cell table:formula="oooc:=com.sun.star.sheet.addin.Analysis.getDec2Hex([.CC10]*(2^0)+[.CC9]*(2^1)+[.CC8]*(2^2)+[.CC7]*(2^3)+[.CC6]*(2^4)+[.CC5]*(2^5)+[.CC4]*(2^6)+[.CC3]*(2^7))" office:value-type="string" office:string-value="E3">
            <text:p>E3</text:p>
          </table:table-cell>
          <table:table-cell table:formula="oooc:=com.sun.star.sheet.addin.Analysis.getDec2Hex([.CD10]*(2^0)+[.CD9]*(2^1)+[.CD8]*(2^2)+[.CD7]*(2^3)+[.CD6]*(2^4)+[.CD5]*(2^5)+[.CD4]*(2^6)+[.CD3]*(2^7))" office:value-type="string" office:string-value="CF">
            <text:p>CF</text:p>
          </table:table-cell>
          <table:table-cell table:formula="oooc:=com.sun.star.sheet.addin.Analysis.getDec2Hex([.CE10]*(2^0)+[.CE9]*(2^1)+[.CE8]*(2^2)+[.CE7]*(2^3)+[.CE6]*(2^4)+[.CE5]*(2^5)+[.CE4]*(2^6)+[.CE3]*(2^7))" office:value-type="string" office:string-value="80">
            <text:p>80</text:p>
          </table:table-cell>
          <table:table-cell/>
          <table:table-cell table:formula="oooc:=com.sun.star.sheet.addin.Analysis.getDec2Hex([.CG10]*(2^0)+[.CG9]*(2^1)+[.CG8]*(2^2)+[.CG7]*(2^3)+[.CG6]*(2^4)+[.CG5]*(2^5)+[.CG4]*(2^6)+[.CG3]*(2^7))" office:value-type="string" office:string-value="E3">
            <text:p>E3</text:p>
          </table:table-cell>
          <table:table-cell table:formula="oooc:=com.sun.star.sheet.addin.Analysis.getDec2Hex([.CH10]*(2^0)+[.CH9]*(2^1)+[.CH8]*(2^2)+[.CH7]*(2^3)+[.CH6]*(2^4)+[.CH5]*(2^5)+[.CH4]*(2^6)+[.CH3]*(2^7))" office:value-type="string" office:string-value="DD">
            <text:p>DD</text:p>
          </table:table-cell>
          <table:table-cell table:formula="oooc:=com.sun.star.sheet.addin.Analysis.getDec2Hex([.CI10]*(2^0)+[.CI9]*(2^1)+[.CI8]*(2^2)+[.CI7]*(2^3)+[.CI6]*(2^4)+[.CI5]*(2^5)+[.CI4]*(2^6)+[.CI3]*(2^7))" office:value-type="string" office:string-value="BE">
            <text:p>BE</text:p>
          </table:table-cell>
          <table:table-cell table:formula="oooc:=com.sun.star.sheet.addin.Analysis.getDec2Hex([.CJ10]*(2^0)+[.CJ9]*(2^1)+[.CJ8]*(2^2)+[.CJ7]*(2^3)+[.CJ6]*(2^4)+[.CJ5]*(2^5)+[.CJ4]*(2^6)+[.CJ3]*(2^7))" office:value-type="string" office:string-value="DD">
            <text:p>DD</text:p>
          </table:table-cell>
          <table:table-cell table:formula="oooc:=com.sun.star.sheet.addin.Analysis.getDec2Hex([.CK10]*(2^0)+[.CK9]*(2^1)+[.CK8]*(2^2)+[.CK7]*(2^3)+[.CK6]*(2^4)+[.CK5]*(2^5)+[.CK4]*(2^6)+[.CK3]*(2^7))" office:value-type="string" office:string-value="E3">
            <text:p>E3</text:p>
          </table:table-cell>
          <table:table-cell/>
          <table:table-cell table:formula="oooc:=com.sun.star.sheet.addin.Analysis.getDec2Hex([.CM10]*(2^0)+[.CM9]*(2^1)+[.CM8]*(2^2)+[.CM7]*(2^3)+[.CM6]*(2^4)+[.CM5]*(2^5)+[.CM4]*(2^6)+[.CM3]*(2^7))" office:value-type="string" office:string-value="CF">
            <text:p>CF</text:p>
          </table:table-cell>
          <table:table-cell table:formula="oooc:=com.sun.star.sheet.addin.Analysis.getDec2Hex([.CN10]*(2^0)+[.CN9]*(2^1)+[.CN8]*(2^2)+[.CN7]*(2^3)+[.CN6]*(2^4)+[.CN5]*(2^5)+[.CN4]*(2^6)+[.CN3]*(2^7))" office:value-type="string" office:string-value="B7">
            <text:p>B7</text:p>
          </table:table-cell>
          <table:table-cell table:formula="oooc:=com.sun.star.sheet.addin.Analysis.getDec2Hex([.CO10]*(2^0)+[.CO9]*(2^1)+[.CO8]*(2^2)+[.CO7]*(2^3)+[.CO6]*(2^4)+[.CO5]*(2^5)+[.CO4]*(2^6)+[.CO3]*(2^7))" office:value-type="string" office:string-value="B7">
            <text:p>B7</text:p>
          </table:table-cell>
          <table:table-cell table:formula="oooc:=com.sun.star.sheet.addin.Analysis.getDec2Hex([.CP10]*(2^0)+[.CP9]*(2^1)+[.CP8]*(2^2)+[.CP7]*(2^3)+[.CP6]*(2^4)+[.CP5]*(2^5)+[.CP4]*(2^6)+[.CP3]*(2^7))" office:value-type="string" office:string-value="B7">
            <text:p>B7</text:p>
          </table:table-cell>
          <table:table-cell table:formula="oooc:=com.sun.star.sheet.addin.Analysis.getDec2Hex([.CQ10]*(2^0)+[.CQ9]*(2^1)+[.CQ8]*(2^2)+[.CQ7]*(2^3)+[.CQ6]*(2^4)+[.CQ5]*(2^5)+[.CQ4]*(2^6)+[.CQ3]*(2^7))" office:value-type="string" office:string-value="80">
            <text:p>80</text:p>
          </table:table-cell>
          <table:table-cell/>
          <table:table-cell table:formula="oooc:=com.sun.star.sheet.addin.Analysis.getDec2Hex([.CS10]*(2^0)+[.CS9]*(2^1)+[.CS8]*(2^2)+[.CS7]*(2^3)+[.CS6]*(2^4)+[.CS5]*(2^5)+[.CS4]*(2^6)+[.CS3]*(2^7))" office:value-type="string" office:string-value="E2">
            <text:p>E2</text:p>
          </table:table-cell>
          <table:table-cell table:formula="oooc:=com.sun.star.sheet.addin.Analysis.getDec2Hex([.CT10]*(2^0)+[.CT9]*(2^1)+[.CT8]*(2^2)+[.CT7]*(2^3)+[.CT6]*(2^4)+[.CT5]*(2^5)+[.CT4]*(2^6)+[.CT3]*(2^7))" office:value-type="string" office:string-value="DD">
            <text:p>DD</text:p>
          </table:table-cell>
          <table:table-cell table:formula="oooc:=com.sun.star.sheet.addin.Analysis.getDec2Hex([.CU10]*(2^0)+[.CU9]*(2^1)+[.CU8]*(2^2)+[.CU7]*(2^3)+[.CU6]*(2^4)+[.CU5]*(2^5)+[.CU4]*(2^6)+[.CU3]*(2^7))" office:value-type="string" office:string-value="BA">
            <text:p>BA</text:p>
          </table:table-cell>
          <table:table-cell table:formula="oooc:=com.sun.star.sheet.addin.Analysis.getDec2Hex([.CV10]*(2^0)+[.CV9]*(2^1)+[.CV8]*(2^2)+[.CV7]*(2^3)+[.CV6]*(2^4)+[.CV5]*(2^5)+[.CV4]*(2^6)+[.CV3]*(2^7))" office:value-type="string" office:string-value="DD">
            <text:p>DD</text:p>
          </table:table-cell>
          <table:table-cell table:formula="oooc:=com.sun.star.sheet.addin.Analysis.getDec2Hex([.CW10]*(2^0)+[.CW9]*(2^1)+[.CW8]*(2^2)+[.CW7]*(2^3)+[.CW6]*(2^4)+[.CW5]*(2^5)+[.CW4]*(2^6)+[.CW3]*(2^7))" office:value-type="string" office:string-value="E3">
            <text:p>E3</text:p>
          </table:table-cell>
          <table:table-cell/>
          <table:table-cell table:formula="oooc:=com.sun.star.sheet.addin.Analysis.getDec2Hex([.CY10]*(2^0)+[.CY9]*(2^1)+[.CY8]*(2^2)+[.CY7]*(2^3)+[.CY6]*(2^4)+[.CY5]*(2^5)+[.CY4]*(2^6)+[.CY3]*(2^7))" office:value-type="string" office:string-value="DE">
            <text:p>DE</text:p>
          </table:table-cell>
          <table:table-cell table:formula="oooc:=com.sun.star.sheet.addin.Analysis.getDec2Hex([.CZ10]*(2^0)+[.CZ9]*(2^1)+[.CZ8]*(2^2)+[.CZ7]*(2^3)+[.CZ6]*(2^4)+[.CZ5]*(2^5)+[.CZ4]*(2^6)+[.CZ3]*(2^7))" office:value-type="string" office:string-value="AD">
            <text:p>AD</text:p>
          </table:table-cell>
          <table:table-cell table:formula="oooc:=com.sun.star.sheet.addin.Analysis.getDec2Hex([.DA10]*(2^0)+[.DA9]*(2^1)+[.DA8]*(2^2)+[.DA7]*(2^3)+[.DA6]*(2^4)+[.DA5]*(2^5)+[.DA4]*(2^6)+[.DA3]*(2^7))" office:value-type="string" office:string-value="AB">
            <text:p>AB</text:p>
          </table:table-cell>
          <table:table-cell table:formula="oooc:=com.sun.star.sheet.addin.Analysis.getDec2Hex([.DB10]*(2^0)+[.DB9]*(2^1)+[.DB8]*(2^2)+[.DB7]*(2^3)+[.DB6]*(2^4)+[.DB5]*(2^5)+[.DB4]*(2^6)+[.DB3]*(2^7))" office:value-type="string" office:string-value="B7">
            <text:p>B7</text:p>
          </table:table-cell>
          <table:table-cell table:formula="oooc:=com.sun.star.sheet.addin.Analysis.getDec2Hex([.DC10]*(2^0)+[.DC9]*(2^1)+[.DC8]*(2^2)+[.DC7]*(2^3)+[.DC6]*(2^4)+[.DC5]*(2^5)+[.DC4]*(2^6)+[.DC3]*(2^7))" office:value-type="string" office:string-value="80">
            <text:p>80</text:p>
          </table:table-cell>
          <table:table-cell/>
          <table:table-cell table:formula="oooc:=com.sun.star.sheet.addin.Analysis.getDec2Hex([.DE10]*(2^0)+[.DE9]*(2^1)+[.DE8]*(2^2)+[.DE7]*(2^3)+[.DE6]*(2^4)+[.DE5]*(2^5)+[.DE4]*(2^6)+[.DE3]*(2^7))" office:value-type="string" office:string-value="D9">
            <text:p>D9</text:p>
          </table:table-cell>
          <table:table-cell table:formula="oooc:=com.sun.star.sheet.addin.Analysis.getDec2Hex([.DF10]*(2^0)+[.DF9]*(2^1)+[.DF8]*(2^2)+[.DF7]*(2^3)+[.DF6]*(2^4)+[.DF5]*(2^5)+[.DF4]*(2^6)+[.DF3]*(2^7))" office:value-type="string" office:string-value="B6">
            <text:p>B6</text:p>
          </table:table-cell>
          <table:table-cell table:formula="oooc:=com.sun.star.sheet.addin.Analysis.getDec2Hex([.DG10]*(2^0)+[.DG9]*(2^1)+[.DG8]*(2^2)+[.DG7]*(2^3)+[.DG6]*(2^4)+[.DG5]*(2^5)+[.DG4]*(2^6)+[.DG3]*(2^7))" office:value-type="string" office:string-value="B6">
            <text:p>B6</text:p>
          </table:table-cell>
          <table:table-cell table:formula="oooc:=com.sun.star.sheet.addin.Analysis.getDec2Hex([.DH10]*(2^0)+[.DH9]*(2^1)+[.DH8]*(2^2)+[.DH7]*(2^3)+[.DH6]*(2^4)+[.DH5]*(2^5)+[.DH4]*(2^6)+[.DH3]*(2^7))" office:value-type="string" office:string-value="B6">
            <text:p>B6</text:p>
          </table:table-cell>
          <table:table-cell table:formula="oooc:=com.sun.star.sheet.addin.Analysis.getDec2Hex([.DI10]*(2^0)+[.DI9]*(2^1)+[.DI8]*(2^2)+[.DI7]*(2^3)+[.DI6]*(2^4)+[.DI5]*(2^5)+[.DI4]*(2^6)+[.DI3]*(2^7))" office:value-type="string" office:string-value="CD">
            <text:p>CD</text:p>
          </table:table-cell>
          <table:table-cell/>
          <table:table-cell table:formula="oooc:=com.sun.star.sheet.addin.Analysis.getDec2Hex([.DK10]*(2^0)+[.DK9]*(2^1)+[.DK8]*(2^2)+[.DK7]*(2^3)+[.DK6]*(2^4)+[.DK5]*(2^5)+[.DK4]*(2^6)+[.DK3]*(2^7))" office:value-type="string" office:string-value="BF">
            <text:p>BF</text:p>
          </table:table-cell>
          <table:table-cell table:formula="oooc:=com.sun.star.sheet.addin.Analysis.getDec2Hex([.DL10]*(2^0)+[.DL9]*(2^1)+[.DL8]*(2^2)+[.DL7]*(2^3)+[.DL6]*(2^4)+[.DL5]*(2^5)+[.DL4]*(2^6)+[.DL3]*(2^7))" office:value-type="string" office:string-value="BF">
            <text:p>BF</text:p>
          </table:table-cell>
          <table:table-cell table:formula="oooc:=com.sun.star.sheet.addin.Analysis.getDec2Hex([.DM10]*(2^0)+[.DM9]*(2^1)+[.DM8]*(2^2)+[.DM7]*(2^3)+[.DM6]*(2^4)+[.DM5]*(2^5)+[.DM4]*(2^6)+[.DM3]*(2^7))" office:value-type="string" office:string-value="80">
            <text:p>80</text:p>
          </table:table-cell>
          <table:table-cell table:formula="oooc:=com.sun.star.sheet.addin.Analysis.getDec2Hex([.DN10]*(2^0)+[.DN9]*(2^1)+[.DN8]*(2^2)+[.DN7]*(2^3)+[.DN6]*(2^4)+[.DN5]*(2^5)+[.DN4]*(2^6)+[.DN3]*(2^7))" office:value-type="string" office:string-value="BF">
            <text:p>BF</text:p>
          </table:table-cell>
          <table:table-cell table:formula="oooc:=com.sun.star.sheet.addin.Analysis.getDec2Hex([.DO10]*(2^0)+[.DO9]*(2^1)+[.DO8]*(2^2)+[.DO7]*(2^3)+[.DO6]*(2^4)+[.DO5]*(2^5)+[.DO4]*(2^6)+[.DO3]*(2^7))" office:value-type="string" office:string-value="BF">
            <text:p>BF</text:p>
          </table:table-cell>
          <table:table-cell/>
          <table:table-cell table:formula="oooc:=com.sun.star.sheet.addin.Analysis.getDec2Hex([.DQ10]*(2^0)+[.DQ9]*(2^1)+[.DQ8]*(2^2)+[.DQ7]*(2^3)+[.DQ6]*(2^4)+[.DQ5]*(2^5)+[.DQ4]*(2^6)+[.DQ3]*(2^7))" office:value-type="string" office:string-value="81">
            <text:p>81</text:p>
          </table:table-cell>
          <table:table-cell table:formula="oooc:=com.sun.star.sheet.addin.Analysis.getDec2Hex([.DR10]*(2^0)+[.DR9]*(2^1)+[.DR8]*(2^2)+[.DR7]*(2^3)+[.DR6]*(2^4)+[.DR5]*(2^5)+[.DR4]*(2^6)+[.DR3]*(2^7))" office:value-type="string" office:string-value="FE">
            <text:p>FE</text:p>
          </table:table-cell>
          <table:table-cell table:formula="oooc:=com.sun.star.sheet.addin.Analysis.getDec2Hex([.DS10]*(2^0)+[.DS9]*(2^1)+[.DS8]*(2^2)+[.DS7]*(2^3)+[.DS6]*(2^4)+[.DS5]*(2^5)+[.DS4]*(2^6)+[.DS3]*(2^7))" office:value-type="string" office:string-value="FE">
            <text:p>FE</text:p>
          </table:table-cell>
          <table:table-cell table:formula="oooc:=com.sun.star.sheet.addin.Analysis.getDec2Hex([.DT10]*(2^0)+[.DT9]*(2^1)+[.DT8]*(2^2)+[.DT7]*(2^3)+[.DT6]*(2^4)+[.DT5]*(2^5)+[.DT4]*(2^6)+[.DT3]*(2^7))" office:value-type="string" office:string-value="FE">
            <text:p>FE</text:p>
          </table:table-cell>
          <table:table-cell table:formula="oooc:=com.sun.star.sheet.addin.Analysis.getDec2Hex([.DU10]*(2^0)+[.DU9]*(2^1)+[.DU8]*(2^2)+[.DU7]*(2^3)+[.DU6]*(2^4)+[.DU5]*(2^5)+[.DU4]*(2^6)+[.DU3]*(2^7))" office:value-type="string" office:string-value="81">
            <text:p>81</text:p>
          </table:table-cell>
          <table:table-cell/>
          <table:table-cell table:formula="oooc:=com.sun.star.sheet.addin.Analysis.getDec2Hex([.DW10]*(2^0)+[.DW9]*(2^1)+[.DW8]*(2^2)+[.DW7]*(2^3)+[.DW6]*(2^4)+[.DW5]*(2^5)+[.DW4]*(2^6)+[.DW3]*(2^7))" office:value-type="string" office:string-value="83">
            <text:p>83</text:p>
          </table:table-cell>
          <table:table-cell table:formula="oooc:=com.sun.star.sheet.addin.Analysis.getDec2Hex([.DX10]*(2^0)+[.DX9]*(2^1)+[.DX8]*(2^2)+[.DX7]*(2^3)+[.DX6]*(2^4)+[.DX5]*(2^5)+[.DX4]*(2^6)+[.DX3]*(2^7))" office:value-type="string" office:string-value="FD">
            <text:p>FD</text:p>
          </table:table-cell>
          <table:table-cell table:formula="oooc:=com.sun.star.sheet.addin.Analysis.getDec2Hex([.DY10]*(2^0)+[.DY9]*(2^1)+[.DY8]*(2^2)+[.DY7]*(2^3)+[.DY6]*(2^4)+[.DY5]*(2^5)+[.DY4]*(2^6)+[.DY3]*(2^7))" office:value-type="string" office:string-value="FE">
            <text:p>FE</text:p>
          </table:table-cell>
          <table:table-cell table:formula="oooc:=com.sun.star.sheet.addin.Analysis.getDec2Hex([.DZ10]*(2^0)+[.DZ9]*(2^1)+[.DZ8]*(2^2)+[.DZ7]*(2^3)+[.DZ6]*(2^4)+[.DZ5]*(2^5)+[.DZ4]*(2^6)+[.DZ3]*(2^7))" office:value-type="string" office:string-value="FD">
            <text:p>FD</text:p>
          </table:table-cell>
          <table:table-cell table:formula="oooc:=com.sun.star.sheet.addin.Analysis.getDec2Hex([.EA10]*(2^0)+[.EA9]*(2^1)+[.EA8]*(2^2)+[.EA7]*(2^3)+[.EA6]*(2^4)+[.EA5]*(2^5)+[.EA4]*(2^6)+[.EA3]*(2^7))" office:value-type="string" office:string-value="83">
            <text:p>83</text:p>
          </table:table-cell>
          <table:table-cell/>
          <table:table-cell table:formula="oooc:=com.sun.star.sheet.addin.Analysis.getDec2Hex([.EC10]*(2^0)+[.EC9]*(2^1)+[.EC8]*(2^2)+[.EC7]*(2^3)+[.EC6]*(2^4)+[.EC5]*(2^5)+[.EC4]*(2^6)+[.EC3]*(2^7))" office:value-type="string" office:string-value="80">
            <text:p>80</text:p>
          </table:table-cell>
          <table:table-cell table:formula="oooc:=com.sun.star.sheet.addin.Analysis.getDec2Hex([.ED10]*(2^0)+[.ED9]*(2^1)+[.ED8]*(2^2)+[.ED7]*(2^3)+[.ED6]*(2^4)+[.ED5]*(2^5)+[.ED4]*(2^6)+[.ED3]*(2^7))" office:value-type="string" office:string-value="FD">
            <text:p>FD</text:p>
          </table:table-cell>
          <table:table-cell table:formula="oooc:=com.sun.star.sheet.addin.Analysis.getDec2Hex([.EE10]*(2^0)+[.EE9]*(2^1)+[.EE8]*(2^2)+[.EE7]*(2^3)+[.EE6]*(2^4)+[.EE5]*(2^5)+[.EE4]*(2^6)+[.EE3]*(2^7))" office:value-type="string" office:string-value="FB">
            <text:p>FB</text:p>
          </table:table-cell>
          <table:table-cell table:formula="oooc:=com.sun.star.sheet.addin.Analysis.getDec2Hex([.EF10]*(2^0)+[.EF9]*(2^1)+[.EF8]*(2^2)+[.EF7]*(2^3)+[.EF6]*(2^4)+[.EF5]*(2^5)+[.EF4]*(2^6)+[.EF3]*(2^7))" office:value-type="string" office:string-value="FD">
            <text:p>FD</text:p>
          </table:table-cell>
          <table:table-cell table:formula="oooc:=com.sun.star.sheet.addin.Analysis.getDec2Hex([.EG10]*(2^0)+[.EG9]*(2^1)+[.EG8]*(2^2)+[.EG7]*(2^3)+[.EG6]*(2^4)+[.EG5]*(2^5)+[.EG4]*(2^6)+[.EG3]*(2^7))" office:value-type="string" office:string-value="80">
            <text:p>80</text:p>
          </table:table-cell>
          <table:table-cell/>
          <table:table-cell table:formula="oooc:=com.sun.star.sheet.addin.Analysis.getDec2Hex([.EI10]*(2^0)+[.EI9]*(2^1)+[.EI8]*(2^2)+[.EI7]*(2^3)+[.EI6]*(2^4)+[.EI5]*(2^5)+[.EI4]*(2^6)+[.EI3]*(2^7))" office:value-type="string" office:string-value="BE">
            <text:p>BE</text:p>
          </table:table-cell>
          <table:table-cell table:formula="oooc:=com.sun.star.sheet.addin.Analysis.getDec2Hex([.EJ10]*(2^0)+[.EJ9]*(2^1)+[.EJ8]*(2^2)+[.EJ7]*(2^3)+[.EJ6]*(2^4)+[.EJ5]*(2^5)+[.EJ4]*(2^6)+[.EJ3]*(2^7))" office:value-type="string" office:string-value="DD">
            <text:p>DD</text:p>
          </table:table-cell>
          <table:table-cell table:formula="oooc:=com.sun.star.sheet.addin.Analysis.getDec2Hex([.EK10]*(2^0)+[.EK9]*(2^1)+[.EK8]*(2^2)+[.EK7]*(2^3)+[.EK6]*(2^4)+[.EK5]*(2^5)+[.EK4]*(2^6)+[.EK3]*(2^7))" office:value-type="string" office:string-value="E3">
            <text:p>E3</text:p>
          </table:table-cell>
          <table:table-cell table:formula="oooc:=com.sun.star.sheet.addin.Analysis.getDec2Hex([.EL10]*(2^0)+[.EL9]*(2^1)+[.EL8]*(2^2)+[.EL7]*(2^3)+[.EL6]*(2^4)+[.EL5]*(2^5)+[.EL4]*(2^6)+[.EL3]*(2^7))" office:value-type="string" office:string-value="DD">
            <text:p>DD</text:p>
          </table:table-cell>
          <table:table-cell table:formula="oooc:=com.sun.star.sheet.addin.Analysis.getDec2Hex([.EM10]*(2^0)+[.EM9]*(2^1)+[.EM8]*(2^2)+[.EM7]*(2^3)+[.EM6]*(2^4)+[.EM5]*(2^5)+[.EM4]*(2^6)+[.EM3]*(2^7))" office:value-type="string" office:string-value="BE">
            <text:p>BE</text:p>
          </table:table-cell>
          <table:table-cell/>
          <table:table-cell table:formula="oooc:=com.sun.star.sheet.addin.Analysis.getDec2Hex([.EO10]*(2^0)+[.EO9]*(2^1)+[.EO8]*(2^2)+[.EO7]*(2^3)+[.EO6]*(2^4)+[.EO5]*(2^5)+[.EO4]*(2^6)+[.EO3]*(2^7))" office:value-type="string" office:string-value="8F">
            <text:p>8F</text:p>
          </table:table-cell>
          <table:table-cell table:formula="oooc:=com.sun.star.sheet.addin.Analysis.getDec2Hex([.EP10]*(2^0)+[.EP9]*(2^1)+[.EP8]*(2^2)+[.EP7]*(2^3)+[.EP6]*(2^4)+[.EP5]*(2^5)+[.EP4]*(2^6)+[.EP3]*(2^7))" office:value-type="string" office:string-value="EF">
            <text:p>EF</text:p>
          </table:table-cell>
          <table:table-cell table:formula="oooc:=com.sun.star.sheet.addin.Analysis.getDec2Hex([.EQ10]*(2^0)+[.EQ9]*(2^1)+[.EQ8]*(2^2)+[.EQ7]*(2^3)+[.EQ6]*(2^4)+[.EQ5]*(2^5)+[.EQ4]*(2^6)+[.EQ3]*(2^7))" office:value-type="string" office:string-value="E0">
            <text:p>E0</text:p>
          </table:table-cell>
          <table:table-cell table:formula="oooc:=com.sun.star.sheet.addin.Analysis.getDec2Hex([.ER10]*(2^0)+[.ER9]*(2^1)+[.ER8]*(2^2)+[.ER7]*(2^3)+[.ER6]*(2^4)+[.ER5]*(2^5)+[.ER4]*(2^6)+[.ER3]*(2^7))" office:value-type="string" office:string-value="EF">
            <text:p>EF</text:p>
          </table:table-cell>
          <table:table-cell table:formula="oooc:=com.sun.star.sheet.addin.Analysis.getDec2Hex([.ES10]*(2^0)+[.ES9]*(2^1)+[.ES8]*(2^2)+[.ES7]*(2^3)+[.ES6]*(2^4)+[.ES5]*(2^5)+[.ES4]*(2^6)+[.ES3]*(2^7))" office:value-type="string" office:string-value="8F">
            <text:p>8F</text:p>
          </table:table-cell>
          <table:table-cell/>
          <table:table-cell table:formula="oooc:=com.sun.star.sheet.addin.Analysis.getDec2Hex([.EU10]*(2^0)+[.EU9]*(2^1)+[.EU8]*(2^2)+[.EU7]*(2^3)+[.EU6]*(2^4)+[.EU5]*(2^5)+[.EU4]*(2^6)+[.EU3]*(2^7))" office:value-type="string" office:string-value="9E">
            <text:p>9E</text:p>
          </table:table-cell>
          <table:table-cell table:formula="oooc:=com.sun.star.sheet.addin.Analysis.getDec2Hex([.EV10]*(2^0)+[.EV9]*(2^1)+[.EV8]*(2^2)+[.EV7]*(2^3)+[.EV6]*(2^4)+[.EV5]*(2^5)+[.EV4]*(2^6)+[.EV3]*(2^7))" office:value-type="string" office:string-value="AE">
            <text:p>AE</text:p>
          </table:table-cell>
          <table:table-cell table:formula="oooc:=com.sun.star.sheet.addin.Analysis.getDec2Hex([.EW10]*(2^0)+[.EW9]*(2^1)+[.EW8]*(2^2)+[.EW7]*(2^3)+[.EW6]*(2^4)+[.EW5]*(2^5)+[.EW4]*(2^6)+[.EW3]*(2^7))" office:value-type="string" office:string-value="B6">
            <text:p>B6</text:p>
          </table:table-cell>
          <table:table-cell table:formula="oooc:=com.sun.star.sheet.addin.Analysis.getDec2Hex([.EX10]*(2^0)+[.EX9]*(2^1)+[.EX8]*(2^2)+[.EX7]*(2^3)+[.EX6]*(2^4)+[.EX5]*(2^5)+[.EX4]*(2^6)+[.EX3]*(2^7))" office:value-type="string" office:string-value="BA">
            <text:p>BA</text:p>
          </table:table-cell>
          <table:table-cell table:formula="oooc:=com.sun.star.sheet.addin.Analysis.getDec2Hex([.EY10]*(2^0)+[.EY9]*(2^1)+[.EY8]*(2^2)+[.EY7]*(2^3)+[.EY6]*(2^4)+[.EY5]*(2^5)+[.EY4]*(2^6)+[.EY3]*(2^7))" office:value-type="string" office:string-value="BC">
            <text:p>BC</text:p>
          </table:table-cell>
        </table:table-row>
      </table:table>
      <table:table table:name="Summary" table:style-name="ta1" table:print="false">
        <office:forms form:automatic-focus="false" form:apply-design-mode="false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LETTER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table:formula="oooc:=[Letters.A12]" office:value-type="string" office:string-value="E0">
            <text:p>E0</text:p>
          </table:table-cell>
          <table:table-cell table:formula="oooc:=[Letters.B12]" office:value-type="string" office:string-value="DB">
            <text:p>DB</text:p>
          </table:table-cell>
          <table:table-cell table:formula="oooc:=[Letters.C12]" office:value-type="string" office:string-value="BB">
            <text:p>BB</text:p>
          </table:table-cell>
          <table:table-cell table:formula="oooc:=[Letters.D12]" office:value-type="string" office:string-value="DB">
            <text:p>DB</text:p>
          </table:table-cell>
          <table:table-cell table:formula="oooc:=[Letters.E12]" office:value-type="string" office:string-value="E0">
            <text:p>E0</text:p>
          </table:table-cell>
        </table:table-row>
        <table:table-row table:style-name="ro1">
          <table:table-cell office:value-type="string">
            <text:p>B</text:p>
          </table:table-cell>
          <table:table-cell table:formula="oooc:=[Letters.G12]" office:value-type="string" office:string-value="F9">
            <text:p>F9</text:p>
          </table:table-cell>
          <table:table-cell table:formula="oooc:=[Letters.H12]" office:value-type="string" office:string-value="C6">
            <text:p>C6</text:p>
          </table:table-cell>
          <table:table-cell table:formula="oooc:=[Letters.I12]" office:value-type="string" office:string-value="B6">
            <text:p>B6</text:p>
          </table:table-cell>
          <table:table-cell table:formula="oooc:=[Letters.J12]" office:value-type="string" office:string-value="B6">
            <text:p>B6</text:p>
          </table:table-cell>
          <table:table-cell table:formula="oooc:=[Letters.K12]" office:value-type="string" office:string-value="80">
            <text:p>80</text:p>
          </table:table-cell>
        </table:table-row>
        <table:table-row table:style-name="ro1">
          <table:table-cell office:value-type="string">
            <text:p>C</text:p>
          </table:table-cell>
          <table:table-cell table:formula="oooc:=[Letters.M12]" office:value-type="string" office:string-value="DD">
            <text:p>DD</text:p>
          </table:table-cell>
          <table:table-cell table:formula="oooc:=[Letters.N12]" office:value-type="string" office:string-value="BE">
            <text:p>BE</text:p>
          </table:table-cell>
          <table:table-cell table:formula="oooc:=[Letters.O12]" office:value-type="string" office:string-value="BE">
            <text:p>BE</text:p>
          </table:table-cell>
          <table:table-cell table:formula="oooc:=[Letters.P12]" office:value-type="string" office:string-value="DD">
            <text:p>DD</text:p>
          </table:table-cell>
          <table:table-cell table:formula="oooc:=[Letters.Q12]" office:value-type="string" office:string-value="E3">
            <text:p>E3</text:p>
          </table:table-cell>
        </table:table-row>
        <table:table-row table:style-name="ro1">
          <table:table-cell office:value-type="string">
            <text:p>D</text:p>
          </table:table-cell>
          <table:table-cell table:formula="oooc:=[Letters.S12]" office:value-type="string" office:string-value="E3">
            <text:p>E3</text:p>
          </table:table-cell>
          <table:table-cell table:formula="oooc:=[Letters.T12]" office:value-type="string" office:string-value="DD">
            <text:p>DD</text:p>
          </table:table-cell>
          <table:table-cell table:formula="oooc:=[Letters.U12]" office:value-type="string" office:string-value="BE">
            <text:p>BE</text:p>
          </table:table-cell>
          <table:table-cell table:formula="oooc:=[Letters.V12]" office:value-type="string" office:string-value="BE">
            <text:p>BE</text:p>
          </table:table-cell>
          <table:table-cell table:formula="oooc:=[Letters.W12]" office:value-type="string" office:string-value="80">
            <text:p>80</text:p>
          </table:table-cell>
        </table:table-row>
        <table:table-row table:style-name="ro1">
          <table:table-cell office:value-type="string">
            <text:p>E</text:p>
          </table:table-cell>
          <table:table-cell table:formula="oooc:=[Letters.Y12]" office:value-type="string" office:string-value="B6">
            <text:p>B6</text:p>
          </table:table-cell>
          <table:table-cell table:formula="oooc:=[Letters.Z12]" office:value-type="string" office:string-value="B6">
            <text:p>B6</text:p>
          </table:table-cell>
          <table:table-cell table:formula="oooc:=[Letters.AA12]" office:value-type="string" office:string-value="B6">
            <text:p>B6</text:p>
          </table:table-cell>
          <table:table-cell table:formula="oooc:=[Letters.AB12]" office:value-type="string" office:string-value="B6">
            <text:p>B6</text:p>
          </table:table-cell>
          <table:table-cell table:formula="oooc:=[Letters.AC12]" office:value-type="string" office:string-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table:formula="oooc:=[Letters.AE12]" office:value-type="string" office:string-value="BF">
            <text:p>BF</text:p>
          </table:table-cell>
          <table:table-cell table:formula="oooc:=[Letters.AF12]" office:value-type="string" office:string-value="B7">
            <text:p>B7</text:p>
          </table:table-cell>
          <table:table-cell table:formula="oooc:=[Letters.AG12]" office:value-type="string" office:string-value="B7">
            <text:p>B7</text:p>
          </table:table-cell>
          <table:table-cell table:formula="oooc:=[Letters.AH12]" office:value-type="string" office:string-value="B7">
            <text:p>B7</text:p>
          </table:table-cell>
          <table:table-cell table:formula="oooc:=[Letters.AI12]" office:value-type="string" office:string-value="80">
            <text:p>80</text:p>
          </table:table-cell>
        </table:table-row>
        <table:table-row table:style-name="ro1">
          <table:table-cell office:value-type="string">
            <text:p>G</text:p>
          </table:table-cell>
          <table:table-cell table:formula="oooc:=[Letters.AK12]" office:value-type="string" office:string-value="F3">
            <text:p>F3</text:p>
          </table:table-cell>
          <table:table-cell table:formula="oooc:=[Letters.AL12]" office:value-type="string" office:string-value="B5">
            <text:p>B5</text:p>
          </table:table-cell>
          <table:table-cell table:formula="oooc:=[Letters.AM12]" office:value-type="string" office:string-value="B6">
            <text:p>B6</text:p>
          </table:table-cell>
          <table:table-cell table:formula="oooc:=[Letters.AN12]" office:value-type="string" office:string-value="BC">
            <text:p>BC</text:p>
          </table:table-cell>
          <table:table-cell table:formula="oooc:=[Letters.AO12]" office:value-type="string" office:string-value="C3">
            <text:p>C3</text:p>
          </table:table-cell>
        </table:table-row>
        <table:table-row table:style-name="ro1">
          <table:table-cell office:value-type="string">
            <text:p>H</text:p>
          </table:table-cell>
          <table:table-cell table:formula="oooc:=[Letters.AQ12]" office:value-type="string" office:string-value="80">
            <text:p>80</text:p>
          </table:table-cell>
          <table:table-cell table:formula="oooc:=[Letters.AR12]" office:value-type="string" office:string-value="F7">
            <text:p>F7</text:p>
          </table:table-cell>
          <table:table-cell table:formula="oooc:=[Letters.AS12]" office:value-type="string" office:string-value="F7">
            <text:p>F7</text:p>
          </table:table-cell>
          <table:table-cell table:formula="oooc:=[Letters.AT12]" office:value-type="string" office:string-value="F7">
            <text:p>F7</text:p>
          </table:table-cell>
          <table:table-cell table:formula="oooc:=[Letters.AU12]" office:value-type="string" office:string-value="80">
            <text:p>80</text:p>
          </table:table-cell>
        </table:table-row>
        <table:table-row table:style-name="ro1">
          <table:table-cell office:value-type="string">
            <text:p>I</text:p>
          </table:table-cell>
          <table:table-cell table:formula="oooc:=[Letters.AW12]" office:value-type="string" office:string-value="BE">
            <text:p>BE</text:p>
          </table:table-cell>
          <table:table-cell table:formula="oooc:=[Letters.AX12]" office:value-type="string" office:string-value="BE">
            <text:p>BE</text:p>
          </table:table-cell>
          <table:table-cell table:formula="oooc:=[Letters.AY12]" office:value-type="string" office:string-value="80">
            <text:p>80</text:p>
          </table:table-cell>
          <table:table-cell table:formula="oooc:=[Letters.AZ12]" office:value-type="string" office:string-value="BE">
            <text:p>BE</text:p>
          </table:table-cell>
          <table:table-cell table:formula="oooc:=[Letters.BA12]" office:value-type="string" office:string-value="BE">
            <text:p>BE</text:p>
          </table:table-cell>
        </table:table-row>
        <table:table-row table:style-name="ro1">
          <table:table-cell office:value-type="string">
            <text:p>J</text:p>
          </table:table-cell>
          <table:table-cell table:formula="oooc:=[Letters.BC12]" office:value-type="string" office:string-value="81">
            <text:p>81</text:p>
          </table:table-cell>
          <table:table-cell table:formula="oooc:=[Letters.BD12]" office:value-type="string" office:string-value="FE">
            <text:p>FE</text:p>
          </table:table-cell>
          <table:table-cell table:formula="oooc:=[Letters.BE12]" office:value-type="string" office:string-value="FE">
            <text:p>FE</text:p>
          </table:table-cell>
          <table:table-cell table:formula="oooc:=[Letters.BF12]" office:value-type="string" office:string-value="FE">
            <text:p>FE</text:p>
          </table:table-cell>
          <table:table-cell table:formula="oooc:=[Letters.BG12]" office:value-type="string" office:string-value="FD">
            <text:p>FD</text:p>
          </table:table-cell>
        </table:table-row>
        <table:table-row table:style-name="ro1">
          <table:table-cell office:value-type="string">
            <text:p>K</text:p>
          </table:table-cell>
          <table:table-cell table:formula="oooc:=[Letters.BI12]" office:value-type="string" office:string-value="BE">
            <text:p>BE</text:p>
          </table:table-cell>
          <table:table-cell table:formula="oooc:=[Letters.BJ12]" office:value-type="string" office:string-value="DD">
            <text:p>DD</text:p>
          </table:table-cell>
          <table:table-cell table:formula="oooc:=[Letters.BK12]" office:value-type="string" office:string-value="EB">
            <text:p>EB</text:p>
          </table:table-cell>
          <table:table-cell table:formula="oooc:=[Letters.BL12]" office:value-type="string" office:string-value="F7">
            <text:p>F7</text:p>
          </table:table-cell>
          <table:table-cell table:formula="oooc:=[Letters.BM12]" office:value-type="string" office:string-value="80">
            <text:p>80</text:p>
          </table:table-cell>
        </table:table-row>
        <table:table-row table:style-name="ro1">
          <table:table-cell office:value-type="string">
            <text:p>L</text:p>
          </table:table-cell>
          <table:table-cell table:formula="oooc:=[Letters.BO12]" office:value-type="string" office:string-value="FE">
            <text:p>FE</text:p>
          </table:table-cell>
          <table:table-cell table:formula="oooc:=[Letters.BP12]" office:value-type="string" office:string-value="FE">
            <text:p>FE</text:p>
          </table:table-cell>
          <table:table-cell table:formula="oooc:=[Letters.BQ12]" office:value-type="string" office:string-value="FE">
            <text:p>FE</text:p>
          </table:table-cell>
          <table:table-cell table:formula="oooc:=[Letters.BR12]" office:value-type="string" office:string-value="FE">
            <text:p>FE</text:p>
          </table:table-cell>
          <table:table-cell table:formula="oooc:=[Letters.BS12]" office:value-type="string" office:string-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table:formula="oooc:=[Letters.BU12]" office:value-type="string" office:string-value="80">
            <text:p>80</text:p>
          </table:table-cell>
          <table:table-cell table:formula="oooc:=[Letters.BV12]" office:value-type="string" office:string-value="DF">
            <text:p>DF</text:p>
          </table:table-cell>
          <table:table-cell table:formula="oooc:=[Letters.BW12]" office:value-type="string" office:string-value="EF">
            <text:p>EF</text:p>
          </table:table-cell>
          <table:table-cell table:formula="oooc:=[Letters.BX12]" office:value-type="string" office:string-value="DF">
            <text:p>DF</text:p>
          </table:table-cell>
          <table:table-cell table:formula="oooc:=[Letters.BY12]" office:value-type="string" office:string-value="80">
            <text:p>80</text:p>
          </table:table-cell>
        </table:table-row>
        <table:table-row table:style-name="ro1">
          <table:table-cell office:value-type="string">
            <text:p>N</text:p>
          </table:table-cell>
          <table:table-cell table:formula="oooc:=[Letters.CA12]" office:value-type="string" office:string-value="80">
            <text:p>80</text:p>
          </table:table-cell>
          <table:table-cell table:formula="oooc:=[Letters.CB12]" office:value-type="string" office:string-value="F9">
            <text:p>F9</text:p>
          </table:table-cell>
          <table:table-cell table:formula="oooc:=[Letters.CC12]" office:value-type="string" office:string-value="E3">
            <text:p>E3</text:p>
          </table:table-cell>
          <table:table-cell table:formula="oooc:=[Letters.CD12]" office:value-type="string" office:string-value="CF">
            <text:p>CF</text:p>
          </table:table-cell>
          <table:table-cell table:formula="oooc:=[Letters.CE12]" office:value-type="string" office:string-value="80">
            <text:p>80</text:p>
          </table:table-cell>
        </table:table-row>
        <table:table-row table:style-name="ro1">
          <table:table-cell office:value-type="string">
            <text:p>O</text:p>
          </table:table-cell>
          <table:table-cell table:formula="oooc:=[Letters.CG12]" office:value-type="string" office:string-value="E3">
            <text:p>E3</text:p>
          </table:table-cell>
          <table:table-cell table:formula="oooc:=[Letters.CH12]" office:value-type="string" office:string-value="DD">
            <text:p>DD</text:p>
          </table:table-cell>
          <table:table-cell table:formula="oooc:=[Letters.CI12]" office:value-type="string" office:string-value="BE">
            <text:p>BE</text:p>
          </table:table-cell>
          <table:table-cell table:formula="oooc:=[Letters.CJ12]" office:value-type="string" office:string-value="DD">
            <text:p>DD</text:p>
          </table:table-cell>
          <table:table-cell table:formula="oooc:=[Letters.CK12]" office:value-type="string" office:string-value="E3">
            <text:p>E3</text:p>
          </table:table-cell>
        </table:table-row>
        <table:table-row table:style-name="ro1">
          <table:table-cell office:value-type="string">
            <text:p>P</text:p>
          </table:table-cell>
          <table:table-cell table:formula="oooc:=[Letters.CM12]" office:value-type="string" office:string-value="CF">
            <text:p>CF</text:p>
          </table:table-cell>
          <table:table-cell table:formula="oooc:=[Letters.CN12]" office:value-type="string" office:string-value="B7">
            <text:p>B7</text:p>
          </table:table-cell>
          <table:table-cell table:formula="oooc:=[Letters.CO12]" office:value-type="string" office:string-value="B7">
            <text:p>B7</text:p>
          </table:table-cell>
          <table:table-cell table:formula="oooc:=[Letters.CP12]" office:value-type="string" office:string-value="B7">
            <text:p>B7</text:p>
          </table:table-cell>
          <table:table-cell table:formula="oooc:=[Letters.CQ12]" office:value-type="string" office:string-value="80">
            <text:p>80</text:p>
          </table:table-cell>
        </table:table-row>
        <table:table-row table:style-name="ro1">
          <table:table-cell office:value-type="string">
            <text:p>Q</text:p>
          </table:table-cell>
          <table:table-cell table:formula="oooc:=[Letters.CS12]" office:value-type="string" office:string-value="E2">
            <text:p>E2</text:p>
          </table:table-cell>
          <table:table-cell table:formula="oooc:=[Letters.CT12]" office:value-type="string" office:string-value="DD">
            <text:p>DD</text:p>
          </table:table-cell>
          <table:table-cell table:formula="oooc:=[Letters.CU12]" office:value-type="string" office:string-value="BA">
            <text:p>BA</text:p>
          </table:table-cell>
          <table:table-cell table:formula="oooc:=[Letters.CV12]" office:value-type="string" office:string-value="DD">
            <text:p>DD</text:p>
          </table:table-cell>
          <table:table-cell table:formula="oooc:=[Letters.CW12]" office:value-type="string" office:string-value="E3">
            <text:p>E3</text:p>
          </table:table-cell>
        </table:table-row>
        <table:table-row table:style-name="ro1">
          <table:table-cell office:value-type="string">
            <text:p>R</text:p>
          </table:table-cell>
          <table:table-cell table:formula="oooc:=[Letters.CY12]" office:value-type="string" office:string-value="DE">
            <text:p>DE</text:p>
          </table:table-cell>
          <table:table-cell table:formula="oooc:=[Letters.CZ12]" office:value-type="string" office:string-value="AD">
            <text:p>AD</text:p>
          </table:table-cell>
          <table:table-cell table:formula="oooc:=[Letters.DA12]" office:value-type="string" office:string-value="AB">
            <text:p>AB</text:p>
          </table:table-cell>
          <table:table-cell table:formula="oooc:=[Letters.DB12]" office:value-type="string" office:string-value="B7">
            <text:p>B7</text:p>
          </table:table-cell>
          <table:table-cell table:formula="oooc:=[Letters.DC12]" office:value-type="string" office:string-value="80">
            <text:p>80</text:p>
          </table:table-cell>
        </table:table-row>
        <table:table-row table:style-name="ro1">
          <table:table-cell office:value-type="string">
            <text:p>S</text:p>
          </table:table-cell>
          <table:table-cell table:formula="oooc:=[Letters.DE12]" office:value-type="string" office:string-value="D9">
            <text:p>D9</text:p>
          </table:table-cell>
          <table:table-cell table:formula="oooc:=[Letters.DF12]" office:value-type="string" office:string-value="B6">
            <text:p>B6</text:p>
          </table:table-cell>
          <table:table-cell table:formula="oooc:=[Letters.DG12]" office:value-type="string" office:string-value="B6">
            <text:p>B6</text:p>
          </table:table-cell>
          <table:table-cell table:formula="oooc:=[Letters.DH12]" office:value-type="string" office:string-value="B6">
            <text:p>B6</text:p>
          </table:table-cell>
          <table:table-cell table:formula="oooc:=[Letters.DI12]" office:value-type="string" office:string-value="CD">
            <text:p>CD</text:p>
          </table:table-cell>
        </table:table-row>
        <table:table-row table:style-name="ro1">
          <table:table-cell office:value-type="string">
            <text:p>T</text:p>
          </table:table-cell>
          <table:table-cell table:formula="oooc:=[Letters.DK12]" office:value-type="string" office:string-value="BF">
            <text:p>BF</text:p>
          </table:table-cell>
          <table:table-cell table:formula="oooc:=[Letters.DL12]" office:value-type="string" office:string-value="BF">
            <text:p>BF</text:p>
          </table:table-cell>
          <table:table-cell table:formula="oooc:=[Letters.DM12]" office:value-type="string" office:string-value="80">
            <text:p>80</text:p>
          </table:table-cell>
          <table:table-cell table:formula="oooc:=[Letters.DN12]" office:value-type="string" office:string-value="BF">
            <text:p>BF</text:p>
          </table:table-cell>
          <table:table-cell table:formula="oooc:=[Letters.DO12]" office:value-type="string" office:string-value="BF">
            <text:p>BF</text:p>
          </table:table-cell>
        </table:table-row>
        <table:table-row table:style-name="ro1">
          <table:table-cell office:value-type="string">
            <text:p>U</text:p>
          </table:table-cell>
          <table:table-cell table:formula="oooc:=[Letters.DQ12]" office:value-type="string" office:string-value="81">
            <text:p>81</text:p>
          </table:table-cell>
          <table:table-cell table:formula="oooc:=[Letters.DR12]" office:value-type="string" office:string-value="FE">
            <text:p>FE</text:p>
          </table:table-cell>
          <table:table-cell table:formula="oooc:=[Letters.DS12]" office:value-type="string" office:string-value="FE">
            <text:p>FE</text:p>
          </table:table-cell>
          <table:table-cell table:formula="oooc:=[Letters.DT12]" office:value-type="string" office:string-value="FE">
            <text:p>FE</text:p>
          </table:table-cell>
          <table:table-cell table:formula="oooc:=[Letters.DU12]" office:value-type="string" office:string-value="81">
            <text:p>81</text:p>
          </table:table-cell>
        </table:table-row>
        <table:table-row table:style-name="ro1">
          <table:table-cell office:value-type="string">
            <text:p>V</text:p>
          </table:table-cell>
          <table:table-cell table:formula="oooc:=[Letters.DW12]" office:value-type="string" office:string-value="83">
            <text:p>83</text:p>
          </table:table-cell>
          <table:table-cell table:formula="oooc:=[Letters.DX12]" office:value-type="string" office:string-value="FD">
            <text:p>FD</text:p>
          </table:table-cell>
          <table:table-cell table:formula="oooc:=[Letters.DY12]" office:value-type="string" office:string-value="FE">
            <text:p>FE</text:p>
          </table:table-cell>
          <table:table-cell table:formula="oooc:=[Letters.DZ12]" office:value-type="string" office:string-value="FD">
            <text:p>FD</text:p>
          </table:table-cell>
          <table:table-cell table:formula="oooc:=[Letters.EA12]" office:value-type="string" office:string-value="83">
            <text:p>83</text:p>
          </table:table-cell>
        </table:table-row>
        <table:table-row table:style-name="ro1">
          <table:table-cell office:value-type="string">
            <text:p>W</text:p>
          </table:table-cell>
          <table:table-cell table:formula="oooc:=[Letters.EC12]" office:value-type="string" office:string-value="80">
            <text:p>80</text:p>
          </table:table-cell>
          <table:table-cell table:formula="oooc:=[Letters.ED12]" office:value-type="string" office:string-value="FD">
            <text:p>FD</text:p>
          </table:table-cell>
          <table:table-cell table:formula="oooc:=[Letters.EE12]" office:value-type="string" office:string-value="FB">
            <text:p>FB</text:p>
          </table:table-cell>
          <table:table-cell table:formula="oooc:=[Letters.EF12]" office:value-type="string" office:string-value="FD">
            <text:p>FD</text:p>
          </table:table-cell>
          <table:table-cell table:formula="oooc:=[Letters.EG12]" office:value-type="string" office:string-value="80">
            <text:p>80</text:p>
          </table:table-cell>
        </table:table-row>
        <table:table-row table:style-name="ro1">
          <table:table-cell office:value-type="string">
            <text:p>X</text:p>
          </table:table-cell>
          <table:table-cell table:formula="oooc:=[Letters.EI12]" office:value-type="string" office:string-value="BE">
            <text:p>BE</text:p>
          </table:table-cell>
          <table:table-cell table:formula="oooc:=[Letters.EJ12]" office:value-type="string" office:string-value="DD">
            <text:p>DD</text:p>
          </table:table-cell>
          <table:table-cell table:formula="oooc:=[Letters.EK12]" office:value-type="string" office:string-value="E3">
            <text:p>E3</text:p>
          </table:table-cell>
          <table:table-cell table:formula="oooc:=[Letters.EL12]" office:value-type="string" office:string-value="DD">
            <text:p>DD</text:p>
          </table:table-cell>
          <table:table-cell table:formula="oooc:=[Letters.EM12]" office:value-type="string" office:string-value="BE">
            <text:p>BE</text:p>
          </table:table-cell>
        </table:table-row>
        <table:table-row table:style-name="ro1">
          <table:table-cell office:value-type="string">
            <text:p>Y</text:p>
          </table:table-cell>
          <table:table-cell table:formula="oooc:=[Letters.EO12]" office:value-type="string" office:string-value="8F">
            <text:p>8F</text:p>
          </table:table-cell>
          <table:table-cell table:formula="oooc:=[Letters.EP12]" office:value-type="string" office:string-value="EF">
            <text:p>EF</text:p>
          </table:table-cell>
          <table:table-cell table:formula="oooc:=[Letters.EQ12]" office:value-type="string" office:string-value="E0">
            <text:p>E0</text:p>
          </table:table-cell>
          <table:table-cell table:formula="oooc:=[Letters.ER12]" office:value-type="string" office:string-value="EF">
            <text:p>EF</text:p>
          </table:table-cell>
          <table:table-cell table:formula="oooc:=[Letters.ES12]" office:value-type="string" office:string-value="8F">
            <text:p>8F</text:p>
          </table:table-cell>
        </table:table-row>
        <table:table-row table:style-name="ro1">
          <table:table-cell office:value-type="string">
            <text:p>Z</text:p>
          </table:table-cell>
          <table:table-cell table:formula="oooc:=[Letters.EU12]" office:value-type="string" office:string-value="9E">
            <text:p>9E</text:p>
          </table:table-cell>
          <table:table-cell table:formula="oooc:=[Letters.EV12]" office:value-type="string" office:string-value="AE">
            <text:p>AE</text:p>
          </table:table-cell>
          <table:table-cell table:formula="oooc:=[Letters.EW12]" office:value-type="string" office:string-value="B6">
            <text:p>B6</text:p>
          </table:table-cell>
          <table:table-cell table:formula="oooc:=[Letters.EX12]" office:value-type="string" office:string-value="BA">
            <text:p>BA</text:p>
          </table:table-cell>
          <table:table-cell table:formula="oooc:=[Letters.EY12]" office:value-type="string" office:string-value="BC">
            <text:p>B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pace</text:p>
          </table:table-cell>
          <table:table-cell table:number-columns-repeated="5" office:value-type="string">
            <text:p>FF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6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8-22T14:49:36</meta:creation-date>
    <dc:date>2011-08-24T16:52:27</dc:date>
    <meta:editing-cycles>8</meta:editing-cycles>
    <meta:editing-duration>PT3H1M16S</meta:editing-duration>
    <meta:user-defined meta:name="Info 1"/>
    <meta:user-defined meta:name="Info 2"/>
    <meta:user-defined meta:name="Info 3"/>
    <meta:user-defined meta:name="Info 4"/>
    <meta:document-statistic meta:table-count="3" meta:cell-count="1359"/>
  </office:meta>
</office:document-meta>
</file>